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6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4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gewonnenen Spiele, Anzahl 20er(40er),...), sodass ich damit angeb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Als Spieler gewinne ich beim 2er-Schnapsen das Spiel, sobald ich 7 Spielpunkte erreicht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des Spiels in Spielru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 bei sieben Gesamtpunkten (Bummerl) beenden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 und 4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3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4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as Spiel beim Erreichen von 24 Gesamtpunkten (Bummerl) bee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Spiel beim Erreichen von 24 Gesamtpunkten (Bummerl) beenden.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 und 4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Rufen der "Spiele" ermöglich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Rufen der "Spiele" ermöglichen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 und 4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spielbare Karten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spielbare Karten anzeig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tauschen von Handkarten mit Stapelkarten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 und 4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gen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 und 4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 und 4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nzeigen, wenn ein "Spiel" gewonnen wird und Punkte aktualisier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anzeigen, wenn ein "Spiel" gewonnen wird und Punkte aktualisier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dere zwei Spieler als Gegenspieler anzeigen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 und 4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beim Spiel "Land" den Ruf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beim Spiel "Land" den Rufer zuerst zum Zug kommen lassen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 und 4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bei jedem Spiel außer "Land" den ersten Spiel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bei jedem Spiel außer "Land" den ersten Spieler zuerst zum Zug kommen lassen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 und 4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spielte "Spiel"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das gespielte "Spiel" anzeigen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 und 4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nach dem Austeilen der Karten allen Spielern der Reihe nach das Rufen eines "Spiels"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nach dem Austeilen der Karten allen Spielern der Reihe nach das Rufen eines "Spiels" ermöglichen.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 und 4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ufdecken der nächsten Handkarte statt Ansagen des Trumpfs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Vordergrundlogik: Beim 4er-Schnapsen das Aufdecken der nächsten Handkarte statt Ansagen des Trumpfs ermöglich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nsagen des Trumps ermöglichen.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ie beiseitegelegten Stapelkarten verdeckt anzeig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geteilte Karten anzeig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Als Spieler möchte ich, dass beim 4er-Schnapsen nach dem Austeilen der ersten drei Handkarten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Ansagen des Trumps ermöglichen.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Als Spieler möchte ich beim 4er-Schnapsen zu Beginn des Spiels 5 Karten ausgeteilt bekomm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geteilte Karten anzeigen.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Als Spieler möchte ich beim 4er-Schnapsen zusätzlich zu den "Spielen" vom 3er-Schnapsen auch die "Spiele" "Farbenjodler" und "Herrenjodler" ruf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ch das Rufen von "Farbenjodler" und "Herrenjodler" ermögliche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Überprüfen ob genug Spieler dem Spiel beigetreten sind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Noch nicht laufende Spiele von Spielern in Reichweite erkenn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noch nicht laufende Spiele von Spielern in Reichweite anzeig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Spielbeitritt implementier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einen Button zum Spielbeitritt erstellen</text:p>
          </table:table-cell>
          <table:table-cell/>
        </table:table-row>
      </table:table>
      <table:table table:name="US2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erstellung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Spielbeitritt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Welche Inhalte kommen in Spielmodi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Neues Spiel starten, Spiel beitreten, Spiel erstellen, Spielregeln, Namen ändern, Statistik, Optionen, bee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Spielelobby, Spieler in der Nähe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2er/3er/4er-Schnapsen und Zurück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beitrit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ählt in der Spiellobby Spiel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 klickt auf beitrete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n der ausgewählten Lobby mit dem gewünschen Spielmodu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 3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</table:table>
      <table:table table:name="US3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nzahl der gewonnenen Spiele s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ie Anzahl der gewonnenen Spiele angezeigt werden?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1 und der Gegn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 am Spiel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am selben Tisch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soll ein Sieg für Spieler1 angezeigt werden und 0 für den Gegner</text:p>
          </table:table-cell>
          <table:table-cell table:number-columns-repeated="8"/>
        </table:table-row>
      </table:table>
      <table:table table:name="US3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gewonnenen Spiele, Anzahl 20er(40er),...), sodass ich damit ange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tisti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r kann die Statistik anschau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Statistik anschau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Gewonnene Spiele, Anzahl 20er/40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Durch das klicken auf Statistik <text:s/>im Menü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</table:table>
      <table:table table:name="U3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kann 3er-Schnapsen spiel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sich zwei andere Spieler in der Lobby befinden und das Spiel gestartet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andere Spieler müssen am Spiel teilnehm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4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4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4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4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üssen 3 Spieler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4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Wlan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Kart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S11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Rund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Punkt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Punkt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 Spielverlauf, bis keine Karten mehr im Talon sind oder ein Spieler 66 Punkte erreich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Es gibt 3Punkte, 2Punkte, 1 Pun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3Punkte: Falls der Gegner keine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Punkte: Falls der Gegner 1-33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Punkt: Falls der Gegner &gt;33 Punkte erreicht ha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Runde muss gespielt sein bevor ein Spieler Punkte bekomm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66Punkte Spieler 2 2 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gewinnt und er bekommt für die Runde 2 Punkte</text:p>
          </table:table-cell>
          <table:table-cell table:number-columns-repeated="8"/>
        </table:table-row>
      </table:table>
      <table:table table:name="US11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ls Spieler gewinne ich beim 2er-Schnapsen das Spiel, sobald ich 7 Spielpunkte erreicht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teilung des Spiels in Spielru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 bei sieben Gesamtpunkten (Bummerl) bee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punkt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ann soll gewinn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soll gewinn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s gibt 3Punkte, 2Punkte, 1 Pun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nn ein Spieler &gt;=66 Punkte erreicht hat, oder keine Karten mehr verfügbar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sich ein Gegner mit im Spiel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ganzes Spiel endet, sobald ein Spieler 7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3 Runden wurden gespielt Spieler 1 hat ingesamt 7 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ist zu Ende und Spieler 1 ist gewinner</text:p>
          </table:table-cell>
          <table:table-cell table:number-columns-repeated="8"/>
        </table:table-row>
      </table:table>
      <table:table table:name="US11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Bummerln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Bummerl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4 Bummerln, 2 Bummerln, 1 Bummer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4 Bummerln, wenn Spieler 6-0 geführt hat, 2 Bummerln, falls Spieler 0-7 verloren hat, ansonsten 1 Bummer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sich ein Gegner mit im Spiel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ummerln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abgeschloss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lierer bekommt Bummerln, abhängig von seinen Punkten</text:p>
          </table:table-cell>
          <table:table-cell table:number-columns-repeated="8"/>
        </table:table-row>
      </table:table>
      <table:table table:name="US17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ein Spiel zu Ende sei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Spiel zu Ende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zu Ende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Spiel zu Ende durchgeführt wurde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Sobald ein Spieler 24 Gesamtpunkte (Bummerl) erreicht h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Wenn der Spielvorgang beende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regelmäßiges spie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nhand der Gesamtpunkte der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insgesamt 3 Spieler im Spiel befi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Wechselndes Spielen (Spieler1 gibt, Spieler 2 gibt, Spieler3 gib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gestoch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Punkte werden gez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Voränge werden wiederholt bis ein Spieler 24 Gesamtpunkte h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(Runde) wird beende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10"/>
        </table:table-row>
      </table:table>
      <table:table table:name="US17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</table:table>
      <table:table table:name="US17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beim 3er-Schnap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jederzei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Farbe muss gewäh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Der Gewinner Spielt wieder eine neu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zwei ist am Zu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</table:table>
      <table:table table:name="US17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austausc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s kann ausgetausch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austausc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, der das höchste Spiel genann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0-2 Karten vom Tal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ein Spiel 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</table:table>
      <table:table table:name="US17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gefleckts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Möglichkeiten ergeben sich in einem geflecktem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nn die Gegner glauben, sie können das Spiel gewinnen wird das Spiel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kann wieder gegenflecken und die Punkte vervierfachen si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Gegner müssen fleck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</table:table>
      <table:table table:name="US17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fleck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fl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gefleck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fleck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fleck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Gegner des rufenden Spiel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Gegner glauben, dass der Rufer das Spiel verl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</table:table>
      <table:table table:name="US17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erhält die Punkt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en die Punkte erhalt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en die Punkte erhalten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Gewinnt der Rufer, erhält er die zugeordneten Punkte, andernfalls erhalten die Gegner die Punk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as Spiel (Runde) zu Ende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die zugeordenten Punkte</text:p>
          </table:table-cell>
          <table:table-cell table:number-columns-repeated="8"/>
        </table:table-row>
      </table:table>
      <table:table table:name="US17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spielt gegeneinadne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werden die Spieler ausgewähl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 spielt gegen die anderen beiden Spiel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Gegner sind automatisch die Spieler, die kein oder ein niedrigeres Spiel gerufen hab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</table:table>
      <table:table table:name="US17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</table:table>
      <table:table table:name="US16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jedoch nicht La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ist am Zug</text:p>
          </table:table-cell>
          <table:table-cell table:number-columns-repeated="8"/>
        </table:table-row>
      </table:table>
      <table:table table:name="US16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chnapser, Land, Kontraschnapser, Bauernschnapser, Kontrabauernschnaps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höchstgerufene Spiel wird gespielt, wird keines gerufen, wird ein normales Spiel gespie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</table:table>
      <table:table table:name="US16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</table:table>
      <table:table table:name="US16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ntscheiden, ob Trumpf angesagt oder aufgedeckt wir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/aufd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/aufdeck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ie ersten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</table:table>
      <table:table table:name="US1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 <text:s/>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dem Beiseitelegen des Stap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</table:table>
      <table:table table:name="US1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beseitegele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beiseite le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beiseitele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wei Karten als Stap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jedem Spieler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</table:table>
      <table:table table:name="US1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usgeteil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muss beim Austeilen beachte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m Spieler 6 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as Spiel gestartet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Jeder Spieler bekommt 3 Karten, 2 Karten dienen als Stapel, den Spieler werden wieder 3 Karten ausgetei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</table:table>
      <table:table table:name="US1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der Spieler sehen könn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s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se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alle von ihm gestochenen Karten und den letzten Stich des Gegn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Karte gestochen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Bis kein Spieler mehr Karten besitz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6 Karten ausgeteilt, Stich wurde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Gegn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</table:table>
      <table:table table:name="US20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s Spieler möchte ich, dass beim 4er-Schnapsen nach dem Austeilen der ersten drei Handkarten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Ansagen des Trumps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en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äufig soll trumpfansag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den Trumpf nicht ansag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erste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ie ersten 3 Karten jedem Spieler ausgeteilt wurd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besteht keine Möglichkeit denTrumpf anzusagen, den nur der 1 Spieler darf ansagen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1 Spieler den Trumpf ansag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3 Karten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1 sagt Trumpf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Trumpf angesagte Trumpf erscheint bei jedem Spieler.</text:p>
          </table:table-cell>
          <table:table-cell table:number-columns-repeated="8"/>
        </table:table-row>
      </table:table>
      <table:table table:name="US20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s Spieler möchte ich beim 4er-Schnapsen zu Beginn des Spiels 5 Karten ausgeteilt bekomm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geteilte Karten anzei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austeil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, ob austeilen durchgeführt wurd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um Beginn der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jeder Spieler 5 Karten besitzt und der Talon leer ist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besteht keine Möglichkeit denTrumpf anzusagen, den nur der 1 Spieler darf ansa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ichtig ausgeteil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3 Karten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1 sagt Trumpf a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(Jeder Spieler bekommt weitere zwei Kart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5 Handkarten</text:p>
          </table:table-cell>
          <table:table-cell table:number-columns-repeated="8"/>
        </table:table-row>
      </table:table>
      <table:table table:name="US20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Team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kpete gelten für Team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Team besteht aus 2 Spieler die gegenüber sitz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Team gebile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gegenübersitzenden Spieler bilden ein zweier Team</text:p>
          </table:table-cell>
          <table:table-cell table:number-columns-repeated="8"/>
        </table:table-row>
      </table:table>
      <table:table table:name="US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s Spieler möchte ich beim 4er-Schnapsen zusätzlich zu den "Spielen" vom 3er-Schnapsen auch die "Spiele" "Farbenjodler" und "Herrenjodler" ruf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ch das Rufen von "Farbenjodler" und "Herrenjodler"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„Farbenjodler“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Aspekte gelten für „Farbenjodler“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„Herrenjodler“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.1</text:p>
          </table:table-cell>
          <table:table-cell office:value-type="string" calcext:value-type="string">
            <text:p>Welche Aspekte gelten für „Herrenjodler“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Alle 5 Karten einer Farb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Trumpf gilt nicht, man bekommt gleich 18 Punkte, kann nicht gespie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Alle 5 Karten der Trumpf-Farb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.1</text:p>
          </table:table-cell>
          <table:table-cell office:value-type="string" calcext:value-type="string">
            <text:p>Spieler erhält 25 Punkte, kann nicht gespielt wer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Farbenjodler“ oder „Herrenjodl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besitzt 5 Karten der gleichen 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agt „Farbenjodl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„Farbenjodler“ ist für jedem Spieler angesagt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</table:table>
      <table:table table:name="US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beitritt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 der Lobby einen Button zum Spielbeitritt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em Spiel beitret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 beitre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Spiel beitret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Spiel beitret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dem Spiel beitret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beitre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einem offenen Spiel beitreten, oder die in ein geschlossenes Spiel eingeladen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offenes Spiel erstellt ist, oder wenn man zu einem geschlossenen Spiel eingeladen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sich im selben Warteraum wie der Spielersteller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kzeptieren einer Einladung, oder durch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Man muss selbst ein neues Spiel mit dem gewünschten Modi erstell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rteraum ist bereits vol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Lobby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beitritt Button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gleichen Warteraum wie der Spielerstell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.00.0000</text:date>, <text:time style:data-style-name="N2" text:time-value="15:53:30.650982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5-21T17:30:52.831332232</dc:date>
    <meta:editing-duration>PT15H32M10S</meta:editing-duration>
    <meta:editing-cycles>97</meta:editing-cycles>
    <meta:generator>LibreOffice/4.2.7.2$Linux_X86_64 LibreOffice_project/420m0$Build-2</meta:generator>
    <meta:document-statistic meta:table-count="35" meta:cell-count="1372" meta:object-count="0"/>
  </office:meta>
</office:document-meta>
</file>